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833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quantidade</text:p>
          </table:table-cell>
          <table:table-cell table:style-name="ce1"/>
          <table:table-cell table:style-name="ce1" office:value-type="string" calcext:value-type="string">
            <text:p>AREA DO TERRENO</text:p>
          </table:table-cell>
          <table:table-cell table:style-name="ce1" office:value-type="string" calcext:value-type="string">
            <text:p>VALOR DO M2 DO TERRENO</text:p>
          </table:table-cell>
          <table:table-cell table:style-name="ce1" office:value-type="string" calcext:value-type="string">
            <text:p>ANO DA CONSTRUCAO CORRIGIDO</text:p>
          </table:table-cell>
          <table:table-cell table:style-name="ce1" office:value-type="string" calcext:value-type="string">
            <text:p>TESTADA PARA CALCULO</text:p>
          </table:table-cell>
          <table:table-cell table:style-name="ce1" office:value-type="string" calcext:value-type="string">
            <text:p>area_contruida_total</text:p>
          </table:table-cell>
          <table:table-cell table:style-name="ce15" office:value-type="string" calcext:value-type="string">
            <text:p>ca</text:p>
          </table:table-cell>
          <table:table-cell table:style-name="ce15" office:value-type="string" calcext:value-type="string">
            <text:p>to</text:p>
          </table:table-cell>
          <table:table-cell table:style-name="ce1" office:value-type="string" calcext:value-type="string">
            <text:p>valor_terreno</text:p>
          </table:table-cell>
          <table:table-cell table:style-name="ce1" office:value-type="string" calcext:value-type="string">
            <text:p>valor_construcao</text:p>
          </table:table-cell>
          <table:table-cell table:number-columns-repeated="101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" office:value-type="float" office:value="221362" calcext:value-type="float">
            <text:p>221362</text:p>
          </table:table-cell>
          <table:table-cell table:style-name="ce4" table:formula="of:=[.B2]/[.$B$12]" office:value-type="percentage" office:value="0.168323833393152" calcext:value-type="percentage">
            <text:p>16,83%</text:p>
          </table:table-cell>
          <table:table-cell table:style-name="ce3" office:value-type="float" office:value="291.55" calcext:value-type="float">
            <text:p>291,55</text:p>
          </table:table-cell>
          <table:table-cell table:style-name="ce3" office:value-type="float" office:value="864.52" calcext:value-type="float">
            <text:p>864,52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10.28" calcext:value-type="float">
            <text:p>10,28</text:p>
          </table:table-cell>
          <table:table-cell table:style-name="ce3" office:value-type="float" office:value="98.39" calcext:value-type="float">
            <text:p>98,3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1" calcext:value-type="float">
            <text:p>0,31</text:p>
          </table:table-cell>
          <table:table-cell table:style-name="ce5" office:value-type="currency" office:currency="BRL" office:value="250846.72" calcext:value-type="currency">
            <text:p>R$ 250.846,72</text:p>
          </table:table-cell>
          <table:table-cell table:style-name="ce5" office:value-type="currency" office:currency="BRL" office:value="146403.66" calcext:value-type="currency">
            <text:p>R$ 146.403,66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244060" calcext:value-type="float">
            <text:p>244060</text:p>
          </table:table-cell>
          <table:table-cell table:style-name="ce4" table:formula="of:=[.B3]/[.$B$12]" office:value-type="percentage" office:value="0.185583409880343" calcext:value-type="percentage">
            <text:p>18,56%</text:p>
          </table:table-cell>
          <table:table-cell table:style-name="ce3" office:value-type="float" office:value="130.65" calcext:value-type="float">
            <text:p>130,65</text:p>
          </table:table-cell>
          <table:table-cell table:style-name="ce3" office:value-type="float" office:value="1643.37" calcext:value-type="float">
            <text:p>1643,37</text:p>
          </table:table-cell>
          <table:table-cell table:style-name="ce3" office:value-type="float" office:value="1970.25" calcext:value-type="float">
            <text:p>1970,25</text:p>
          </table:table-cell>
          <table:table-cell table:style-name="ce3" office:value-type="float" office:value="6.14" calcext:value-type="float">
            <text:p>6,14</text:p>
          </table:table-cell>
          <table:table-cell table:style-name="ce3" office:value-type="float" office:value="112.77" calcext:value-type="float">
            <text:p>112,7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66" calcext:value-type="float">
            <text:p>0,66</text:p>
          </table:table-cell>
          <table:table-cell table:style-name="ce5" office:value-type="currency" office:currency="BRL" office:value="209944.83" calcext:value-type="currency">
            <text:p>R$ 209.944,83</text:p>
          </table:table-cell>
          <table:table-cell table:style-name="ce5" office:value-type="currency" office:currency="BRL" office:value="208365.73" calcext:value-type="currency">
            <text:p>R$ 208.365,73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32263" calcext:value-type="float">
            <text:p>32263</text:p>
          </table:table-cell>
          <table:table-cell table:style-name="ce4" table:formula="of:=[.B4]/[.$B$12]" office:value-type="percentage" office:value="0.0245328097720623" calcext:value-type="percentage">
            <text:p>2,45%</text:p>
          </table:table-cell>
          <table:table-cell table:style-name="ce3" office:value-type="float" office:value="530.55" calcext:value-type="float">
            <text:p>530,55</text:p>
          </table:table-cell>
          <table:table-cell table:style-name="ce3" office:value-type="float" office:value="1961.46" calcext:value-type="float">
            <text:p>1961,46</text:p>
          </table:table-cell>
          <table:table-cell table:style-name="ce3" office:value-type="float" office:value="1986.66" calcext:value-type="float">
            <text:p>1986,66</text:p>
          </table:table-cell>
          <table:table-cell table:style-name="ce3" office:value-type="float" office:value="16.12" calcext:value-type="float">
            <text:p>16,12</text:p>
          </table:table-cell>
          <table:table-cell table:style-name="ce3" office:value-type="float" office:value="429.46" calcext:value-type="float">
            <text:p>429,46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5" calcext:value-type="float">
            <text:p>0,5</text:p>
          </table:table-cell>
          <table:table-cell table:style-name="ce5" office:value-type="currency" office:currency="BRL" office:value="1017876.84" calcext:value-type="currency">
            <text:p>R$ 1.017.876,84</text:p>
          </table:table-cell>
          <table:table-cell table:style-name="ce5" office:value-type="currency" office:currency="BRL" office:value="882183.87" calcext:value-type="currency">
            <text:p>R$ 882.183,87</text:p>
          </table:table-cell>
          <table:table-cell table:number-columns-repeated="10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28016" calcext:value-type="float">
            <text:p>28016</text:p>
          </table:table-cell>
          <table:table-cell table:style-name="ce4" table:formula="of:=[.B5]/[.$B$12]" office:value-type="percentage" office:value="0.0213033877374732" calcext:value-type="percentage">
            <text:p>2,13%</text:p>
          </table:table-cell>
          <table:table-cell table:style-name="ce3" office:value-type="float" office:value="159.04" calcext:value-type="float">
            <text:p>159,04</text:p>
          </table:table-cell>
          <table:table-cell table:style-name="ce3" office:value-type="float" office:value="5730.15" calcext:value-type="float">
            <text:p>5730,15</text:p>
          </table:table-cell>
          <table:table-cell table:style-name="ce3" office:value-type="float" office:value="1964.58" calcext:value-type="float">
            <text:p>1964,58</text:p>
          </table:table-cell>
          <table:table-cell table:style-name="ce3" office:value-type="float" office:value="6.66" calcext:value-type="float">
            <text:p>6,66</text:p>
          </table:table-cell>
          <table:table-cell table:style-name="ce3" office:value-type="float" office:value="144.98" calcext:value-type="float">
            <text:p>144,98</text:p>
          </table:table-cell>
          <table:table-cell table:style-name="ce3" office:value-type="float" office:value="1.03" calcext:value-type="float">
            <text:p>1,03</text:p>
          </table:table-cell>
          <table:table-cell table:style-name="ce3" office:value-type="float" office:value="0.6" calcext:value-type="float">
            <text:p>0,6</text:p>
          </table:table-cell>
          <table:table-cell table:style-name="ce5" office:value-type="currency" office:currency="BRL" office:value="874169.17" calcext:value-type="currency">
            <text:p>R$ 874.169,17</text:p>
          </table:table-cell>
          <table:table-cell table:style-name="ce5" office:value-type="currency" office:currency="BRL" office:value="354845.32" calcext:value-type="currency">
            <text:p>R$ 354.845,32</text:p>
          </table:table-cell>
          <table:table-cell table:number-columns-repeated="101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269414" calcext:value-type="float">
            <text:p>269414</text:p>
          </table:table-cell>
          <table:table-cell table:style-name="ce4" table:formula="of:=[.B6]/[.$B$12]" office:value-type="percentage" office:value="0.204862610790391" calcext:value-type="percentage">
            <text:p>20,49%</text:p>
          </table:table-cell>
          <table:table-cell table:style-name="ce3" office:value-type="float" office:value="135.4" calcext:value-type="float">
            <text:p>135,4</text:p>
          </table:table-cell>
          <table:table-cell table:style-name="ce3" office:value-type="float" office:value="793.3" calcext:value-type="float">
            <text:p>793,3</text:p>
          </table:table-cell>
          <table:table-cell table:style-name="ce3" office:value-type="float" office:value="1995.27" calcext:value-type="float">
            <text:p>1995,2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116.22" calcext:value-type="float">
            <text:p>116,22</text:p>
          </table:table-cell>
          <table:table-cell table:style-name="ce3" office:value-type="float" office:value="0.89" calcext:value-type="float">
            <text:p>0,89</text:p>
          </table:table-cell>
          <table:table-cell table:style-name="ce3" office:value-type="float" office:value="0.61" calcext:value-type="float">
            <text:p>0,61</text:p>
          </table:table-cell>
          <table:table-cell table:style-name="ce5" office:value-type="currency" office:currency="BRL" office:value="106263.88" calcext:value-type="currency">
            <text:p>R$ 106.263,88</text:p>
          </table:table-cell>
          <table:table-cell table:style-name="ce5" office:value-type="currency" office:currency="BRL" office:value="170359.28" calcext:value-type="currency">
            <text:p>R$ 170.359,28</text:p>
          </table:table-cell>
          <table:table-cell table:number-columns-repeated="101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33812" calcext:value-type="float">
            <text:p>33812</text:p>
          </table:table-cell>
          <table:table-cell table:style-name="ce4" table:formula="of:=[.B7]/[.$B$12]" office:value-type="percentage" office:value="0.0257106705518076" calcext:value-type="percentage">
            <text:p>2,57%</text:p>
          </table:table-cell>
          <table:table-cell table:style-name="ce3" office:value-type="float" office:value="331.06" calcext:value-type="float">
            <text:p>331,06</text:p>
          </table:table-cell>
          <table:table-cell table:style-name="ce3" office:value-type="float" office:value="873.5" calcext:value-type="float">
            <text:p>873,5</text:p>
          </table:table-cell>
          <table:table-cell table:style-name="ce3" office:value-type="float" office:value="1984.15" calcext:value-type="float">
            <text:p>1984,15</text:p>
          </table:table-cell>
          <table:table-cell table:style-name="ce3" office:value-type="float" office:value="24.52" calcext:value-type="float">
            <text:p>24,52</text:p>
          </table:table-cell>
          <table:table-cell table:style-name="ce3" office:value-type="float" office:value="140.49" calcext:value-type="float">
            <text:p>140,49</text:p>
          </table:table-cell>
          <table:table-cell table:style-name="ce3" office:value-type="float" office:value="0.49" calcext:value-type="float">
            <text:p>0,49</text:p>
          </table:table-cell>
          <table:table-cell table:style-name="ce3" office:value-type="float" office:value="0.39" calcext:value-type="float">
            <text:p>0,39</text:p>
          </table:table-cell>
          <table:table-cell table:style-name="ce5" office:value-type="currency" office:currency="BRL" office:value="281393.53" calcext:value-type="currency">
            <text:p>R$ 281.393,53</text:p>
          </table:table-cell>
          <table:table-cell table:style-name="ce5" office:value-type="currency" office:currency="BRL" office:value="215057.3" calcext:value-type="currency">
            <text:p>R$ 215.057,30</text:p>
          </table:table-cell>
          <table:table-cell table:number-columns-repeated="101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4564" calcext:value-type="float">
            <text:p>4564</text:p>
          </table:table-cell>
          <table:table-cell table:style-name="ce4" table:formula="of:=[.B8]/[.$B$12]" office:value-type="percentage" office:value="0.00347046907602183" calcext:value-type="percentage">
            <text:p>0,35%</text:p>
          </table:table-cell>
          <table:table-cell table:style-name="ce3" office:value-type="float" office:value="549.85" calcext:value-type="float">
            <text:p>549,85</text:p>
          </table:table-cell>
          <table:table-cell table:style-name="ce3" office:value-type="float" office:value="6491.18" calcext:value-type="float">
            <text:p>6491,18</text:p>
          </table:table-cell>
          <table:table-cell table:style-name="ce3" office:value-type="float" office:value="1974.34" calcext:value-type="float">
            <text:p>1974,34</text:p>
          </table:table-cell>
          <table:table-cell table:style-name="ce3" office:value-type="float" office:value="16.12" calcext:value-type="float">
            <text:p>16,12</text:p>
          </table:table-cell>
          <table:table-cell table:style-name="ce3" office:value-type="float" office:value="382.61" calcext:value-type="float">
            <text:p>382,61</text:p>
          </table:table-cell>
          <table:table-cell table:style-name="ce3" office:value-type="float" office:value="0.74" calcext:value-type="float">
            <text:p>0,74</text:p>
          </table:table-cell>
          <table:table-cell table:style-name="ce3" office:value-type="float" office:value="0.43" calcext:value-type="float">
            <text:p>0,43</text:p>
          </table:table-cell>
          <table:table-cell table:style-name="ce5" office:value-type="currency" office:currency="BRL" office:value="3316358.59" calcext:value-type="currency">
            <text:p>R$ 3.316.358,59</text:p>
          </table:table-cell>
          <table:table-cell table:style-name="ce5" office:value-type="currency" office:currency="BRL" office:value="1004189.99" calcext:value-type="currency">
            <text:p>R$ 1.004.189,99</text:p>
          </table:table-cell>
          <table:table-cell table:number-columns-repeated="101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232490" calcext:value-type="float">
            <text:p>232490</text:p>
          </table:table-cell>
          <table:table-cell table:style-name="ce4" table:formula="of:=[.B9]/[.$B$12]" office:value-type="percentage" office:value="0.17678557306843" calcext:value-type="percentage">
            <text:p>17,68%</text:p>
          </table:table-cell>
          <table:table-cell table:style-name="ce3" office:value-type="float" office:value="148.01" calcext:value-type="float">
            <text:p>148,01</text:p>
          </table:table-cell>
          <table:table-cell table:style-name="ce3" office:value-type="float" office:value="767.15" calcext:value-type="float">
            <text:p>767,15</text:p>
          </table:table-cell>
          <table:table-cell table:style-name="ce3" office:value-type="float" office:value="1981.76" calcext:value-type="float">
            <text:p>1981,76</text:p>
          </table:table-cell>
          <table:table-cell table:style-name="ce3" office:value-type="float" office:value="6.36" calcext:value-type="float">
            <text:p>6,36</text:p>
          </table:table-cell>
          <table:table-cell table:style-name="ce3" office:value-type="float" office:value="63.16" calcext:value-type="float">
            <text:p>63,16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37" calcext:value-type="float">
            <text:p>0,37</text:p>
          </table:table-cell>
          <table:table-cell table:style-name="ce5" office:value-type="currency" office:currency="BRL" office:value="113505.27" calcext:value-type="currency">
            <text:p>R$ 113.505,27</text:p>
          </table:table-cell>
          <table:table-cell table:style-name="ce5" office:value-type="currency" office:currency="BRL" office:value="87790.28" calcext:value-type="currency">
            <text:p>R$ 87.790,28</text:p>
          </table:table-cell>
          <table:table-cell table:number-columns-repeated="101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123639" calcext:value-type="float">
            <text:p>123639</text:p>
          </table:table-cell>
          <table:table-cell table:style-name="ce4" table:formula="of:=[.B10]/[.$B$12]" office:value-type="percentage" office:value="0.0940151897656141" calcext:value-type="percentage">
            <text:p>9,40%</text:p>
          </table:table-cell>
          <table:table-cell table:style-name="ce3" office:value-type="float" office:value="288.93" calcext:value-type="float">
            <text:p>288,93</text:p>
          </table:table-cell>
          <table:table-cell table:style-name="ce3" office:value-type="float" office:value="1489.46" calcext:value-type="float">
            <text:p>1489,46</text:p>
          </table:table-cell>
          <table:table-cell table:style-name="ce3" office:value-type="float" office:value="1982.62" calcext:value-type="float">
            <text:p>1982,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.04" calcext:value-type="float">
            <text:p>232,04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0.56" calcext:value-type="float">
            <text:p>0,56</text:p>
          </table:table-cell>
          <table:table-cell table:style-name="ce5" office:value-type="currency" office:currency="BRL" office:value="419934.51" calcext:value-type="currency">
            <text:p>R$ 419.934,51</text:p>
          </table:table-cell>
          <table:table-cell table:style-name="ce5" office:value-type="currency" office:currency="BRL" office:value="424706.68" calcext:value-type="currency">
            <text:p>R$ 424.706,68</text:p>
          </table:table-cell>
          <table:table-cell table:number-columns-repeated="101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125476" calcext:value-type="float">
            <text:p>125476</text:p>
          </table:table-cell>
          <table:table-cell table:style-name="ce4" table:formula="of:=[.B11]/[.$B$12]" office:value-type="percentage" office:value="0.0954120459647052" calcext:value-type="percentage">
            <text:p>9,54%</text:p>
          </table:table-cell>
          <table:table-cell table:style-name="ce3" office:value-type="float" office:value="127.62" calcext:value-type="float">
            <text:p>127,62</text:p>
          </table:table-cell>
          <table:table-cell table:style-name="ce3" office:value-type="float" office:value="1087.87" calcext:value-type="float">
            <text:p>1087,87</text:p>
          </table:table-cell>
          <table:table-cell table:style-name="ce3" office:value-type="float" office:value="1991.2" calcext:value-type="float">
            <text:p>1991,2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196.46" calcext:value-type="float">
            <text:p>196,46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0.84" calcext:value-type="float">
            <text:p>0,84</text:p>
          </table:table-cell>
          <table:table-cell table:style-name="ce5" office:value-type="currency" office:currency="BRL" office:value="135587.56" calcext:value-type="currency">
            <text:p>R$ 135.587,56</text:p>
          </table:table-cell>
          <table:table-cell table:style-name="ce5" office:value-type="currency" office:currency="BRL" office:value="320981.72" calcext:value-type="currency">
            <text:p>R$ 320.981,72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table:formula="of:=SUM([.B2:.B11])" office:value-type="float" office:value="1315096" calcext:value-type="float">
            <text:p>1315096</text:p>
          </table:table-cell>
          <table:table-cell table:style-name="ce2" table:number-columns-repeated="6"/>
          <table:table-cell table:style-name="ce9" table:number-columns-repeated="2"/>
          <table:table-cell table:style-name="ce2"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10">
          <table:table-cell table:style-name="ce1"/>
          <table:table-cell table:style-name="ce3" table:number-columns-repeated="10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L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6:24:04.041328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6:24:04.142708996</meta:creation-date>
    <meta:editing-duration>PT4M31S</meta:editing-duration>
    <meta:editing-cycles>2</meta:editing-cycles>
    <meta:generator>LibreOffice/6.4.7.2$Linux_X86_64 LibreOffice_project/40$Build-2</meta:generator>
    <dc:date>2022-06-30T16:28:31.470915556</dc:date>
    <meta:document-statistic meta:table-count="1" meta:cell-count="131" meta:object-count="0"/>
  </office:meta>
</office:document-meta>
</file>